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d31" officeooo:paragraph-rsid="00040d31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0d31" officeooo:paragraph-rsid="00040d3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D3</text:p>
      <text:p text:style-name="P1"/>
      <text:p text:style-name="P1">2)</text:p>
      <text:p text:style-name="P1">Fonction (numFonction, intitulé) de clé numFOnction</text:p>
      <text:p text:style-name="P1"/>
      <text:p text:style-name="P1">Personnel (NumEmp, Nom, Prénom , Date, numFonction) de clé NumEmp</text:p>
      <text:p text:style-name="P1"/>
      <text:p text:style-name="P1">Unicite de Intitulé</text:p>
      <text:p text:style-name="P1"/>
      <text:p text:style-name="P1">Personnel.numFonction référence Fonction.numFonction</text:p>
      <text:p text:style-name="P1"/>
      <text:p text:style-name="P1">Avant 1000 employés x 20 <text:s/>caractères(1 octet) = 20000 octets</text:p>
      <text:p text:style-name="P1"/>
      <text:p text:style-name="P1">Après 1000 employés x 4 octets + 25 fonctions x 4 octets + 25 x 20 caractères</text:p>
      <text:p text:style-name="P1"/>
      <text:p text:style-name="P1"/>
      <text:p text:style-name="P1"/>
      <text:p text:style-name="P1">3)</text:p>
      <text:p text:style-name="P1">Personnes(id , Adresse , téléphone , donnesId) de clé (id)</text:p>
      <text:p text:style-name="P1"/>
      <text:p text:style-name="P1">Voitures(NumérosImmatriculation ,Marque ,Couleur ,DonnésId) de clé ( NumérosImmatriculation)</text:p>
      <text:p text:style-name="P1"/>
      <text:p text:style-name="P1">Données ( id ,nom ,prénom ,DateNaissance ) de clé (id)</text:p>
      <text:p text:style-name="P1"/>
      <text:p text:style-name="P1">Voitures.données référence Données.id</text:p>
      <text:p text:style-name="P1"/>
      <text:p text:style-name="P1">Personnes.données référence Données.id</text:p>
      <text:p text:style-name="P1"/>
      <text:p text:style-name="P1">4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23:50.767127439</meta:creation-date>
    <meta:generator>LibreOffice/7.3.7.2$Linux_X86_64 LibreOffice_project/30$Build-2</meta:generator>
    <dc:date>2023-02-21T08:47:41.279535981</dc:date>
    <meta:editing-duration>PT1M6S</meta:editing-duration>
    <meta:editing-cycles>1</meta:editing-cycles>
    <meta:document-statistic meta:table-count="0" meta:image-count="0" meta:object-count="0" meta:page-count="1" meta:paragraph-count="15" meta:word-count="87" meta:character-count="612" meta:non-whitespace-character-count="539"/>
  </office:meta>
</office:document-meta>
</file>